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Kansas St. (6-5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 (3-8)</text:p>
          </table:table-cell>
          <table:table-cell office:value-type="string">
            <text:p>22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Kansas St.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8</text:p>
          </table:table-cell>
          <table:table-cell office:value-type="string">
            <text:p>60</text:p>
          </table:table-cell>
          <table:table-cell office:value-type="string">
            <text:p>.13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43</text:p>
          </table:table-cell>
          <table:table-cell office:value-type="string">
            <text:p>.2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33</text:p>
          </table:table-cell>
          <table:table-cell office:value-type="string">
            <text:p>.12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3</text:p>
          </table:table-cell>
          <table:table-cell office:value-type="string">
            <text:p>32</text:p>
          </table:table-cell>
          <table:table-cell office:value-type="string">
            <text:p>.406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52</text:p>
          </table:table-cell>
          <table:table-cell office:value-type="string">
            <text:p>.13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46</text:p>
          </table:table-cell>
          <table:table-cell office:value-type="string">
            <text:p>.08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30</text:p>
          </table:table-cell>
          <table:table-cell office:value-type="string">
            <text:p>.267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32</text:p>
          </table:table-cell>
          <table:table-cell office:value-type="string">
            <text:p>.156</text:p>
          </table:table-cell>
        </table:table-row>
      </table:table>
      <table:table table:name="Sheet 2">
        <table:table-row>
          <table:table-cell office:value-type="string">
            <text:p>Kansas St.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illeen, Reill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chultejans, Alyssa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33</text:p>
          </table:table-cell>
          <table:table-cell office:value-type="string">
            <text:p>.1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Dixon, Sarah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Zumach, Kylee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42</text:p>
          </table:table-cell>
          <table:table-cell office:value-type="string">
            <text:p>.09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Smith, Brooke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Williams, Peyton 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.6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Flowers, Macy 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-.37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Gyimes, Zsofia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Carlson, Brynn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.18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Vogel, Bryna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28</text:p>
          </table:table-cell>
          <table:table-cell office:value-type="string">
            <text:p>.39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Weber, Mckenzi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Fairfield, Devan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6</text:p>
          </table:table-cell>
          <table:table-cell office:value-type="string">
            <text:p>21</text:p>
          </table:table-cell>
          <table:table-cell office:value-type="string">
            <text:p>168</text:p>
          </table:table-cell>
          <table:table-cell office:value-type="string">
            <text:p>.208</text:p>
          </table:table-cell>
          <table:table-cell office:value-type="string">
            <text:p>51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83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65.0</text:p>
          </table:table-cell>
        </table:table-row>
      </table:table>
      <table:table table:name="Sheet 3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3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Abby Bergsten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33</text:p>
          </table:table-cell>
          <table:table-cell office:value-type="string">
            <text:p>.21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25</text:p>
          </table:table-cell>
          <table:table-cell office:value-type="string">
            <text:p>.08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39</text:p>
          </table:table-cell>
          <table:table-cell office:value-type="string">
            <text:p>.07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17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32</text:p>
          </table:table-cell>
          <table:table-cell office:value-type="string">
            <text:p>.2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6</text:p>
          </table:table-cell>
          <table:table-cell office:value-type="string">
            <text:p>22</text:p>
          </table:table-cell>
          <table:table-cell office:value-type="string">
            <text:p>160</text:p>
          </table:table-cell>
          <table:table-cell office:value-type="string">
            <text:p>.150</text:p>
          </table:table-cell>
          <table:table-cell office:value-type="string">
            <text:p>43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80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59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